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>
      <style:text-properties officeooo:paragraph-rsid="001280b7"/>
    </style:style>
    <style:style style:name="P4" style:family="paragraph" style:parent-style-name="Text_20_body" style:list-style-name="L2">
      <style:text-properties officeooo:rsid="001280b7" officeooo:paragraph-rsid="001280b7"/>
    </style:style>
    <style:style style:name="P5" style:family="paragraph" style:parent-style-name="Text_20_body" style:list-style-name="L1">
      <style:paragraph-properties fo:margin-top="0in" fo:margin-bottom="0in" loext:contextual-spacing="false"/>
    </style:style>
    <style:style style:name="P6" style:family="paragraph" style:parent-style-name="Text_20_body">
      <style:paragraph-properties fo:margin-top="0in" fo:margin-bottom="0in" loext:contextual-spacing="false"/>
      <style:text-properties officeooo:rsid="001280b7" officeooo:paragraph-rsid="001280b7"/>
    </style:style>
    <style:style style:name="P7" style:family="paragraph" style:parent-style-name="Text_20_body" style:list-style-name="L2">
      <style:paragraph-properties fo:margin-top="0in" fo:margin-bottom="0in" loext:contextual-spacing="false"/>
    </style:style>
    <style:style style:name="P8" style:family="paragraph" style:parent-style-name="Text_20_body">
      <style:paragraph-properties fo:margin-top="0in" fo:margin-bottom="0in" loext:contextual-spacing="false"/>
      <style:text-properties fo:font-weight="bold" officeooo:rsid="001280b7" officeooo:paragraph-rsid="001280b7" style:font-weight-asian="bold" style:font-weight-complex="bold"/>
    </style:style>
    <style:style style:name="T1" style:family="text">
      <style:text-properties officeooo:rsid="001280b7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Q3:</text:p>
      <text:p text:style-name="P8">merits</text:p>
      <text:list xml:id="list2879772093" text:style-name="L1">
        <text:list-item>
          <text:p text:style-name="P5">There are no protection problems because each virtual machine is completely isolated from all other virtual machines.</text:p>
        </text:list-item>
        <text:list-item>
          <text:p text:style-name="P5">Virtual machine can provide an instruction set architecture that differs from real computers.</text:p>
        </text:list-item>
        <text:list-item>
          <text:p text:style-name="P1">Easy maintenance, availability and convenient recovery.</text:p>
        </text:list-item>
      </text:list>
      <text:p text:style-name="P3"><text:span text:style-name="Strong_20_Emphasis"><text:span text:style-name="T1">drawbacks</text:span></text:span></text:p>
      <text:list xml:id="list655734576" text:style-name="L2">
        <text:list-item>
          <text:p text:style-name="P7">When multiple virtual machines are simultaneously running on a host computer, one virtual machine can be affected by other running virtual machines, depending on the workload.</text:p>
        </text:list-item>
        <text:list-item>
          <text:p text:style-name="P2">Virtual machines are not as efficient as a real one when accessing the hardware.</text:p>
        </text:list-item>
        <text:list-item>
          <text:p text:style-name="P4">Platform variation </text:p>
        </text:list-item>
        <text:list-item>
          <text:p text:style-name="P4">portabality isssues.</text:p>
          <text:p text:style-name="P4"/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2T07:08:50.091705522</meta:creation-date>
    <dc:date>2021-11-12T07:18:52.129121664</dc:date>
    <meta:editing-duration>PT10M2S</meta:editing-duration>
    <meta:editing-cycles>1</meta:editing-cycles>
    <meta:document-statistic meta:table-count="0" meta:image-count="0" meta:object-count="0" meta:page-count="1" meta:paragraph-count="10" meta:word-count="90" meta:character-count="591" meta:non-whitespace-character-count="517"/>
    <meta:generator>LibreOffice/6.4.7.2$Linux_X86_64 LibreOffice_project/40$Build-2</meta:generator>
  </office:meta>
</office:document-meta>
</file>